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FreeMono" svg:font-family="FreeMono" style:font-family-generic="modern" style:font-pitch="fixed"/>
    <style:font-face style:name="C059" svg:font-family="C059" style:font-pitch="variable"/>
    <style:font-face style:name="Comfortaa" svg:font-family="Comfortaa" style:font-pitch="variable"/>
    <style:font-face style:name="Courier New2" svg:font-family="'Courier New'" style:font-pitch="variable"/>
    <style:font-face style:name="Khmer OS" svg:font-family="'Khmer OS'" style:font-pitch="variable"/>
    <style:font-face style:name="Caladea" svg:font-family="Caladea" style:font-family-generic="roman" style:font-pitch="variable"/>
    <style:font-face style:name="Caladea1" svg:font-family="Caladea, Cambria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ource Han Sans CN Light" svg:font-family="'Source Han Sans CN Light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normal" officeooo:rsid="000c2fe8" officeooo:paragraph-rsid="000c2fe8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222222" style:font-name="Caladea" fo:font-size="14pt" fo:background-color="#ffffff" style:font-size-asian="14pt" style:font-name-complex="Times New Roman1" style:font-size-complex="14pt"/>
    </style:style>
    <style:style style:name="P3" style:family="paragraph" style:parent-style-name="Standard">
      <style:text-properties style:font-name="Source Han Sans CN Light" fo:font-size="14pt" fo:font-weight="normal" officeooo:rsid="000c2fe8" officeooo:paragraph-rsid="000c2fe8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Source Han Sans CN Light" fo:font-size="14pt" fo:font-weight="bold" style:font-size-asian="14pt" style:font-weight-asian="bold" style:font-size-complex="14pt"/>
    </style:style>
    <style:style style:name="P5" style:family="paragraph" style:parent-style-name="Standard">
      <style:text-properties style:font-name="Caladea"/>
    </style:style>
    <style:style style:name="P6" style:family="paragraph" style:parent-style-name="Standard">
      <style:text-properties style:font-name="Caladea" fo:font-size="14pt" fo:font-weight="bold" style:font-size-asian="14pt" style:font-weight-asian="bold"/>
    </style:style>
    <style:style style:name="P7" style:family="paragraph" style:parent-style-name="Standard">
      <style:text-properties style:font-name="Caladea"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Caladea" fo:font-size="14pt" fo:font-weight="bold" officeooo:rsid="000bf7be" officeooo:paragraph-rsid="000bf7be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ladea" fo:font-size="14pt" style:font-size-asian="14pt" style:font-size-complex="14pt"/>
    </style:style>
    <style:style style:name="P10" style:family="paragraph" style:parent-style-name="Standard">
      <style:text-properties style:font-name="Caladea" fo:font-size="14pt" officeooo:rsid="000c2fe8" officeooo:paragraph-rsid="000c2fe8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aladea" fo:font-size="14pt" style:font-size-asian="14pt" style:font-size-complex="14pt"/>
    </style:style>
    <style:style style:name="P12" style:family="paragraph" style:parent-style-name="Standard">
      <style:text-properties style:font-name="Caladea" fo:font-size="14pt" officeooo:paragraph-rsid="000fabe9" style:font-size-asian="14pt" style:font-size-complex="14pt"/>
    </style:style>
    <style:style style:name="P13" style:family="paragraph" style:parent-style-name="Standard">
      <style:text-properties style:font-name="Caladea" fo:font-size="14pt" fo:font-weight="normal" officeooo:rsid="000bf7be" officeooo:paragraph-rsid="000bf7be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Caladea" fo:font-size="14pt" fo:font-weight="normal" officeooo:rsid="000c2fe8" officeooo:paragraph-rsid="000c2fe8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FreeMono" fo:font-size="14pt" style:font-size-asian="14pt" style:font-size-complex="14pt"/>
    </style:style>
    <style:style style:name="P16" style:family="paragraph" style:parent-style-name="Standard">
      <style:paragraph-properties fo:margin-left="0.25in" fo:margin-right="0in" fo:text-indent="0.25in" style:auto-text-indent="false"/>
      <style:text-properties style:font-name="Source Han Sans CN Light" fo:font-size="14pt" style:font-size-asian="14pt" style:font-size-complex="14pt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Caladea" fo:font-size="14pt" style:font-size-asian="14pt" style:font-size-complex="14pt"/>
    </style:style>
    <style:style style:name="P18" style:family="paragraph" style:parent-style-name="Standard">
      <style:paragraph-properties fo:break-before="page"/>
      <style:text-properties style:font-name="Caladea" fo:font-size="14pt" style:font-size-asian="14pt" style:font-size-complex="14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Caladea"/>
    </style:style>
    <style:style style:name="P20" style:family="paragraph" style:parent-style-name="Text_20_body">
      <style:text-properties style:font-name="Caladea" fo:font-size="14pt" officeooo:rsid="000c2fe8" officeooo:paragraph-rsid="000c2fe8" style:font-size-asian="14pt" style:font-size-complex="14pt"/>
    </style:style>
    <style:style style:name="P21" style:family="paragraph" style:parent-style-name="List_20_Paragraph" style:list-style-name="WWNum14"/>
    <style:style style:name="P22" style:family="paragraph" style:parent-style-name="List_20_Paragraph">
      <style:text-properties style:font-name="Caladea" fo:font-size="14pt" style:font-size-asian="14pt" style:font-size-complex="14pt"/>
    </style:style>
    <style:style style:name="P23" style:family="paragraph" style:parent-style-name="List_20_Paragraph" style:list-style-name="WWNum12">
      <style:text-properties style:font-name="Caladea" fo:font-size="14pt" style:font-size-asian="14pt" style:font-size-complex="14pt"/>
    </style:style>
    <style:style style:name="P24" style:family="paragraph" style:parent-style-name="List_20_Paragraph" style:list-style-name="WWNum12">
      <style:text-properties style:font-name="Caladea" fo:font-size="14pt" officeooo:paragraph-rsid="000bf7be" style:font-size-asian="14pt" style:font-size-complex="14pt"/>
    </style:style>
    <style:style style:name="P25" style:family="paragraph" style:parent-style-name="List_20_Paragraph" style:list-style-name="WWNum13">
      <style:text-properties style:font-name="Caladea" fo:font-size="14pt" style:font-size-asian="14pt" style:font-size-complex="14pt"/>
    </style:style>
    <style:style style:name="P26" style:family="paragraph" style:parent-style-name="List_20_Paragraph" style:list-style-name="WWNum14">
      <style:text-properties style:font-name="Caladea" fo:font-size="14pt" style:font-size-asian="14pt" style:font-size-complex="14pt"/>
    </style:style>
    <style:style style:name="P27" style:family="paragraph" style:parent-style-name="List_20_Paragraph" style:list-style-name="WWNum14">
      <style:text-properties style:font-name="Caladea" fo:font-size="14pt" officeooo:paragraph-rsid="000fabe9" style:font-size-asian="14pt" style:font-size-complex="14pt"/>
    </style:style>
    <style:style style:name="P28" style:family="paragraph" style:parent-style-name="List_20_Paragraph" style:list-style-name="WWNum15">
      <style:text-properties style:font-name="Caladea" fo:font-size="14pt" style:font-size-asian="14pt" style:font-size-complex="14pt"/>
    </style:style>
    <style:style style:name="P29" style:family="paragraph" style:parent-style-name="Footer">
      <style:paragraph-properties fo:padding="0in" fo:border="none"/>
    </style:style>
    <style:style style:name="P30" style:family="paragraph" style:parent-style-name="Footer">
      <style:paragraph-properties fo:margin-left="0in" fo:margin-right="0.25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1" style:family="paragraph" style:parent-style-name="Frame_20_contents">
      <style:text-properties style:use-window-font-color="true" style:font-name="Caladea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P33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34" style:family="paragraph">
      <style:text-properties style:font-name="Source Han Sans CN Light" fo:font-size="14pt" style:font-name-complex="Source Han Sans CN Light" style:font-size-complex="14pt"/>
    </style:style>
    <style:style style:name="P35" style:family="paragraph">
      <style:text-properties style:font-name="Source Han Sans CN Light" fo:font-size="14pt" style:font-size-asian="14pt" style:font-name-complex="Source Han Sans CN Light" style:font-size-complex="14pt"/>
    </style:style>
    <style:style style:name="P36" style:family="paragraph">
      <loext:graphic-properties draw:fill="solid" draw:fill-color="#eeeeee"/>
    </style:style>
    <style:style style:name="P37" style:family="paragraph">
      <style:paragraph-properties fo:margin-left="0.25in" fo:margin-right="0in" fo:text-indent="0.25in"/>
      <style:text-properties style:font-name="Source Han Sans CN Light" fo:font-size="14pt" style:font-name-asian="Courier New2" style:font-size-asian="14pt" style:font-name-complex="Source Han Sans CN Light"/>
    </style:style>
    <style:style style:name="P38" style:family="paragraph">
      <style:paragraph-properties fo:margin-left="0.25in" fo:margin-right="0in" fo:text-indent="0in"/>
      <style:text-properties style:font-name="Source Han Sans CN Light" fo:font-size="12pt" style:font-name-asian="Courier New2" style:font-size-asian="14pt" style:font-name-complex="Source Han Sans CN Light"/>
    </style:style>
    <style:style style:name="P39" style:family="paragraph">
      <style:paragraph-properties fo:margin-left="0.5in" fo:margin-right="0in" fo:text-indent="0in"/>
      <style:text-properties style:font-name="Caladea1" fo:font-size="12pt" style:font-name-asian="Courier New2" style:font-size-asian="14pt" style:font-name-complex="Caladea1"/>
    </style:style>
    <style:style style:name="P40" style:family="paragraph">
      <loext:graphic-properties draw:fill="solid" draw:fill-color="#eeeeee"/>
      <style:text-properties style:font-name="Source Han Sans CN Light" fo:font-size="14pt" style:font-size-asian="14pt" style:font-size-complex="14pt"/>
    </style:style>
    <style:style style:name="P41" style:family="paragraph">
      <style:text-properties style:font-name="Source Han Sans CN Light" fo:font-size="14pt" style:font-name-asian="Courier New2" style:font-size-asian="14pt" style:font-name-complex="Source Han Sans CN Ligh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/>
    </style:style>
    <style:style style:name="T3" style:family="text">
      <style:text-properties style:font-name="Times New Roman" style:font-name-complex="Courier New3"/>
    </style:style>
    <style:style style:name="T4" style:family="text">
      <style:text-properties style:font-name="Courier New" fo:font-size="10pt" style:font-size-asian="10pt" style:font-name-complex="Courier New3" style:font-size-complex="10pt"/>
    </style:style>
    <style:style style:name="T5" style:family="text">
      <style:text-properties style:font-name="Courier New" style:font-name-complex="Courier New3"/>
    </style:style>
    <style:style style:name="T6" style:family="text">
      <style:text-properties fo:color="#222222" style:font-name="Times New Roman" fo:background-color="#ffffff" loext:char-shading-value="0" style:font-name-complex="Times New Roman1"/>
    </style:style>
    <style:style style:name="T7" style:family="text">
      <style:text-properties fo:color="#222222" fo:background-color="#ffffff" loext:char-shading-value="0" style:font-name-complex="Times New Roman1" style:font-weight-complex="bold"/>
    </style:style>
    <style:style style:name="T8" style:family="text">
      <style:text-properties fo:color="#222222" fo:background-color="#ffffff" loext:char-shading-value="0" style:font-name-complex="Times New Roman1"/>
    </style:style>
    <style:style style:name="T9" style:family="text">
      <style:text-properties fo:color="#222222" style:text-underline-style="solid" style:text-underline-width="auto" style:text-underline-color="font-color" fo:background-color="#ffffff" loext:char-shading-value="0" style:font-name-complex="Times New Roman1"/>
    </style:style>
    <style:style style:name="T10" style:family="text">
      <style:text-properties fo:color="#222222" style:text-underline-style="solid" style:text-underline-width="auto" style:text-underline-color="font-color" officeooo:rsid="000fabe9" fo:background-color="#ffffff" loext:char-shading-value="0" style:font-name-complex="Times New Roman1"/>
    </style:style>
    <style:style style:name="T11" style:family="text">
      <style:text-properties fo:color="#222222" style:font-name="Source Han Sans CN Light" fo:background-color="#ffffff" loext:char-shading-value="0" style:font-name-complex="Times New Roman1"/>
    </style:style>
    <style:style style:name="T12" style:family="text">
      <style:text-properties fo:font-style="italic" style:font-style-asian="italic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dee91" style:font-weight-asian="bold"/>
    </style:style>
    <style:style style:name="T16" style:family="text">
      <style:text-properties fo:font-weight="bold" officeooo:rsid="000fabe9" style:font-weight-asian="bold"/>
    </style:style>
    <style:style style:name="T17" style:family="text">
      <style:text-properties officeooo:rsid="000c2fe8"/>
    </style:style>
    <style:style style:name="T18" style:family="text">
      <style:text-properties fo:font-size="18pt" fo:font-weight="bold" style:font-size-asian="18pt" style:font-weight-asian="bold"/>
    </style:style>
    <style:style style:name="T19" style:family="text">
      <style:text-properties fo:font-size="18pt" fo:font-weight="bold" officeooo:rsid="000dee91" style:font-size-asian="18pt" style:font-weight-asian="bold"/>
    </style:style>
    <style:style style:name="T20" style:family="text">
      <style:text-properties fo:font-size="14pt" fo:font-weight="bold" style:font-size-asian="14pt" style:font-weight-asian="bold"/>
    </style:style>
    <style:style style:name="T21" style:family="text">
      <style:text-properties style:font-name-complex="Courier New3"/>
    </style:style>
    <style:style style:name="T22" style:family="text">
      <style:text-properties officeooo:rsid="000dee91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/>
    </style:style>
    <style:style style:name="T25" style:family="text">
      <style:text-properties style:font-name="Caladea" fo:font-size="14pt" style:font-size-asian="14pt" style:font-size-complex="14pt"/>
    </style:style>
    <style:style style:name="T26" style:family="text">
      <style:text-properties officeooo:rsid="000fabe9"/>
    </style:style>
    <style:style style:name="T27" style:family="text">
      <style:text-properties style:font-name="Source Han Sans CN Light" style:font-name-complex="Courier New3"/>
    </style:style>
    <style:style style:name="T28" style:family="text"/>
    <style:style style:name="T29" style:family="text">
      <style:text-properties style:font-name="Source Han Sans CN Light" fo:font-size="14pt" style:font-name-asian="Courier New2" style:font-size-asian="14pt" style:font-name-complex="Source Han Sans CN Light"/>
    </style:style>
    <style:style style:name="T30" style:family="text">
      <style:text-properties style:font-name="Source Han Sans CN Light" fo:font-size="14pt" style:font-size-asian="14pt" style:font-size-complex="14pt"/>
    </style:style>
    <style:style style:name="T31" style:family="text">
      <style:text-properties style:font-name="Source Han Sans CN Light" fo:font-size="14pt" style:font-name-asian="Courier New2" style:font-size-asian="14pt" style:font-name-complex="Caladea1" style:font-size-complex="14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style:shadow="none" draw:shadow-opacity="100%" draw:textarea-vertical-align="top"/>
    </style:style>
    <style:style style:name="gr1" style:family="graphic">
      <style:graphic-properties draw:stroke="none" svg:stroke-width="0.0102in" svg:stroke-color="#000000" draw:stroke-linejoin="miter" draw:fill="solid" draw:fill-color="#ffffff" draw:textarea-vertical-align="top" draw:auto-grow-height="true" fo:min-height="0in" fo:min-width="0in" fo:padding-top="0.05in" fo:padding-bottom="0.05in" fo:padding-left="0.1in" fo:padding-right="0.1in" fo:wrap-option="wrap" fo:margin-left="0.1252in" fo:margin-right="0.15in" fo:margin-top="0.05in" fo:margin-bottom="0.0626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width-rel="paragraph" loext:rel-height-rel="paragraph"/>
    </style:style>
    <style:style style:name="gr2" style:family="graphic">
      <style:graphic-properties draw:stroke="solid" svg:stroke-width="0.0102in" svg:stroke-color="#4a7ebb" draw:fill="gradient" draw:fill-gradient-name="Gradient_20_2" draw:textarea-vertical-align="top" draw:auto-grow-height="false" fo:min-height="0.0374in" fo:min-width="0.2709in" fo:padding-top="0.0492in" fo:padding-bottom="0.0492in" fo:padding-left="0.0984in" fo:padding-right="0.0984in" fo:wrap-option="wrap" draw:shadow="visible" draw:shadow-offset-x="0in" draw:shadow-offset-y="0.0252in" draw:shadow-color="#000000" draw:shadow-opacity="35%" fo:margin-left="0.1874in" fo:margin-right="0.1319in" fo:margin-top="0.0209in" fo:margin-bottom="0.1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0.281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eeeeee" fo:min-height="0.260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solid" draw:fill-color="#eeeeee" fo:min-height="0.1665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solid" draw:fill-color="#eeeeee" fo:min-height="0.19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GoBack"/><text:span text:style-name="T18">CIS 162 Lab </text:span><text:span text:style-name="T19">1 - </text:span><text:span text:style-name="T18">ASCII Art</text:span></text:p>
      <text:p text:style-name="P6"/>
      <text:p text:style-name="P5"/>
      <text:p text:style-name="P9"><text:span text:style-name="T13">Objectives <text:s/></text:span></text:p>
      <text:p text:style-name="P9"><text:span text:style-name="T20"/></text:p>
      <text:p text:style-name="P9">After completing this lab, you should be able to: <text:s/></text:p>
      <text:list xml:id="list1389882553" text:style-name="WWNum12">
        <text:list-item>
          <text:p text:style-name="P23"><text:span text:style-name="T12">start</text:span> BlueJ </text:p>
        </text:list-item>
        <text:list-item>
          <text:p text:style-name="P23"><text:span text:style-name="T12">create</text:span> a project and class </text:p>
        </text:list-item>
        <text:list-item>
          <text:p text:style-name="P23"><text:span text:style-name="T12">compile</text:span> and <text:span text:style-name="T12">invoke</text:span> a main method</text:p>
        </text:list-item>
        <text:list-item>
          <text:p text:style-name="P24"><text:span text:style-name="T12">describe</text:span> how pair programming works</text:p>
        </text:list-item>
      </text:list>
      <text:p text:style-name="P5"/>
      <text:p text:style-name="P8">Overview</text:p>
      <text:p text:style-name="P8"/>
      <text:p text:style-name="P13">In lecture tonight we talked about how we are going to use Java to communicate with the computer. <text:s/>We noted that Java is an Object Oriented Programming Language.</text:p>
      <text:p text:style-name="P13"/>
      <text:p text:style-name="P13">We also talked about how languages take ideas humans are used to and convert them into instructions the computer can understand. <text:s/>We call this an abstraction. <text:s/>A simple example of an abstraction is a loop; we may want to tell the computer to repeat some task multiple times. <text:s/>A loop is an abstract idea to a computer so the language has to convert it into simpler instructions that the computer can understand. <text:s/>Object Oriented languages use another abstraction, called an object. <text:s/>An object is a representation of some entity that has <text:span text:style-name="T14">state</text:span> and <text:span text:style-name="T14">behavior</text:span>.</text:p>
      <text:p text:style-name="P13"/>
      <text:p text:style-name="P13">Let’s consider a real-world example. <text:s/>Suppose we want to write a program that keeps track of information about students. <text:s/>There are things we know that each student has – a name for instance, a G number, a GPA <text:s/>etc. <text:span text:style-name="T17">We call this information state. <text:s/>We may have multiple different student objects, but each will have the ability to keep track of its own state.</text:span></text:p>
      <text:p text:style-name="P13"/>
      <text:p text:style-name="P14">An object can also perform actions – we call this behavior. <text:s/>Behavior an object can perform might be “print the student’s name”, “change the GPA to this new value”, etc.</text:p>
      <text:p text:style-name="P14"/>
      <text:p text:style-name="P14">We create a blueprint for an object which we call a <text:span text:style-name="T14">class</text:span>. <text:s/>In Java, a blueprint – or class – for the objects I just described might look like this:</text:p>
      <text:p text:style-name="P1"/>
      <text:p text:style-name="P3"><draw:frame text:anchor-type="paragraph" draw:z-index="9" draw:name="Shape1" draw:style-name="gr3" draw:text-style-name="P36" svg:width="6.198in" svg:height="2.8831in" svg:x="0.0417in" svg:y="0.1445in"><draw:text-box><text:p text:style-name="P34">public class Student {</text:p><text:p text:style-name="P34"/><text:p text:style-name="P35"><text:tab/>private String name;</text:p><text:p text:style-name="P35"><text:tab/>private int gNumber;</text:p><text:p text:style-name="P35"><text:tab/>private float gpa;</text:p><text:p text:style-name="P34"/><text:p text:style-name="P35"><text:tab/>public void printName(){</text:p><text:p text:style-name="P35"><text:tab/><text:tab/>System.out.println(name);</text:p><text:p text:style-name="P35"><text:tab/>}</text:p><text:p text:style-name="P35">}</text:p></draw:text-box></draw:frame><text:soft-page-break/></text:p>
      <text:p text:style-name="P3"/>
      <text:p text:style-name="P20"/>
      <text:p text:style-name="P20">Note that this is a VERY simple example. <text:s/>A complete class would include more code, but this give us a general idea.</text:p>
      <text:p text:style-name="P20">In tonight’s lab we will be creating incredibly simple classes that don’t even keep track of state. <text:s/>They merely exhibit some behavior – in tonight’s case that behavior is printing text to the screen.</text:p>
      <text:p text:style-name="P10"/>
      <text:p text:style-name="P9"><text:span text:style-name="T13">Lab Activity #1 – </text:span><text:span text:style-name="T15">Do Individually (Professor will demonstrate 1-5)</text:span></text:p>
      <text:p text:style-name="P9"><text:span text:style-name="T13"/></text:p>
      <text:list xml:id="list1084268120" text:style-name="WWNum13">
        <text:list-item>
          <text:p text:style-name="P25">Login to your GVSU account</text:p>
        </text:list-item>
        <text:list-item>
          <text:p text:style-name="P25">Create a new Folder called CIS 162 Labs </text:p>
        </text:list-item>
        <text:list-item>
          <text:p text:style-name="P25">Open the Applications--&gt; CIS Folder. </text:p>
        </text:list-item>
        <text:list-item>
          <text:p text:style-name="P25">Start BlueJ</text:p>
        </text:list-item>
        <text:list-item>
          <text:p text:style-name="P25">Create a new Project called “Lab 1” and save it in the folder created above</text:p>
        </text:list-item>
        <text:list-item>
          <text:p text:style-name="P25">Create a new Class called “Test” and <text:span text:style-name="T13">delete</text:span> all of the provided code.</text:p>
        </text:list-item>
        <text:list-item>
          <text:p text:style-name="P25">Copy and paste the following code into the class <text:span text:style-name="T22">and run it:</text:span></text:p>
        </text:list-item>
      </text:list>
      <text:p text:style-name="P22"><text:span text:style-name="T1"/></text:p>
      <text:p text:style-name="P16"><draw:frame text:anchor-type="paragraph" draw:z-index="10" draw:name="Shape2" draw:style-name="gr4" draw:text-style-name="P36" svg:width="6.3441in" svg:height="1.4421in" svg:x="0.2602in" svg:y="0.0709in"><draw:text-box><text:p text:style-name="P37">public class Test { </text:p><text:p text:style-name="P38"><text:s text:c="3"/><text:span text:style-name="T29"><text:tab/></text:span><text:span text:style-name="T29"> </text:span><text:span text:style-name="T29">public static void main(String args[]){</text:span></text:p><text:p text:style-name="P38"><text:s text:c="8"/><text:span text:style-name="T29"><text:tab/></text:span><text:span text:style-name="T29"><text:tab/></text:span><text:span text:style-name="T29">System.out.println("Go Lakers!");</text:span></text:p><text:p text:style-name="P38"><text:s text:c="4"/><text:span text:style-name="T29"><text:tab/></text:span><text:span text:style-name="T29">}</text:span></text:p><text:p text:style-name="P37">}</text:p></draw:text-box></draw:frame></text:p>
      <text:list xml:id="list221424606077326" text:continue-numbering="true" text:style-name="WWNum13">
        <text:list-item>
          <text:p text:style-name="P25"><text:span text:style-name="T1"/></text:p>
        </text:list-item>
      </text:list>
      <text:p text:style-name="P17"/>
      <text:p text:style-name="P18"><text:span text:style-name="T13">Partner Name #1 _______________________</text:span></text:p>
      <text:p text:style-name="P7"/>
      <text:p text:style-name="P9"><text:span text:style-name="T13">Partner Name #2 _______________________</text:span></text:p>
      <text:p text:style-name="P7"/>
      <text:p text:style-name="P7"/>
      <text:p text:style-name="P9"><text:span text:style-name="T13">Lab Activity #2 – </text:span><text:span text:style-name="T15">Do With a Partner</text:span></text:p>
      <text:p text:style-name="P9"><text:span text:style-name="T15"/></text:p>
      <text:p text:style-name="P11">Introduce the following errors, one at a time, to the program from Activity #1. <text:s/>Record any errors messages that the compiler produces. <text:s/><text:span text:style-name="T23">Fix the previous error</text:span> each time before introducing the next error. <text:s/>If no error messages are produced, explain why. <text:s/>Try to predict what will happen before you make each change.</text:p>
      <text:p text:style-name="P9"/>
      <text:p text:style-name="P9">1 - Change Test to test</text:p>
      <text:p text:style-name="P9"/>
      <text:p text:style-name="P9"/>
      <text:p text:style-name="P9"/>
      <text:p text:style-name="P9"/>
      <text:p text:style-name="P9"/>
      <text:p text:style-name="P9"/>
      <text:p text:style-name="P9">2 - Change Lakers to lakers</text:p>
      <text:p text:style-name="P9"/>
      <text:p text:style-name="P9"/>
      <text:p text:style-name="P9"/>
      <text:p text:style-name="P9"/>
      <text:p text:style-name="P9"/>
      <text:p text:style-name="P9"/>
      <text:p text:style-name="P9">3 - Remove the first quotation mark in the string</text:p>
      <text:p text:style-name="P9"/>
      <text:p text:style-name="P9"/>
      <text:p text:style-name="P9"/>
      <text:p text:style-name="P9"/>
      <text:p text:style-name="P9"/>
      <text:p text:style-name="P9"/>
      <text:p text:style-name="P9">4 - Remove the second quotation mark in the string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5 - Change main to man</text:p>
      <text:p text:style-name="P9"/>
      <text:p text:style-name="P9"/>
      <text:p text:style-name="P9"/>
      <text:p text:style-name="P9"/>
      <text:p text:style-name="P9"/>
      <text:p text:style-name="P9"/>
      <text:p text:style-name="P9">6 - Change println to bogus</text:p>
      <text:p text:style-name="P9"/>
      <text:p text:style-name="P9"/>
      <text:p text:style-name="P9"/>
      <text:p text:style-name="P9"/>
      <text:p text:style-name="P9"/>
      <text:p text:style-name="P9"/>
      <text:p text:style-name="P9">7 - Remove the semicolon at the end of the println statement</text:p>
      <text:p text:style-name="P9"/>
      <text:p text:style-name="P9"/>
      <text:p text:style-name="P9"/>
      <text:p text:style-name="P9"/>
      <text:p text:style-name="P9"/>
      <text:p text:style-name="P9"/>
      <text:p text:style-name="P9">8 - Remove the last brace in the program</text:p>
      <text:p text:style-name="P18"><text:span text:style-name="T13">Lab Activity #3 – </text:span><text:span text:style-name="T15">Continue with Partners</text:span></text:p>
      <text:p text:style-name="P9"><text:span text:style-name="T15"/></text:p>
      <text:list xml:id="list1498188413" text:style-name="WWNum14">
        <text:list-item>
          <text:p text:style-name="P21"><text:span text:style-name="T25">Create a new Class called “Art”. <text:s/>Refer to Section 1.4 and </text:span><text:a xlink:type="simple" xlink:href="http://www.asciiworld.com" text:style-name="ListLabel_20_1" text:visited-style-name="ListLabel_20_1"><text:span text:style-name="Internet_20_link"><text:span text:style-name="T25">http://www.asciiworld.com</text:span></text:span></text:a><text:span text:style-name="T25"> for ideas about your artistic masterpiece.</text:span></text:p>
        </text:list-item>
        <text:list-item>
          <text:p text:style-name="P26">Edit the top comment section to describe the class and add both of your names as authors.</text:p>
        </text:list-item>
        <text:list-item>
          <text:p text:style-name="P26">Remove the two automatically generated methods.</text:p>
        </text:list-item>
        <text:list-item>
          <text:p text:style-name="P26">Copy and paste the following method into the class</text:p>
        </text:list-item>
      </text:list>
      <text:p text:style-name="P22"/>
      <text:list xml:id="list221425000082980" text:continue-numbering="true" text:style-name="WWNum14">
        <text:list-header>
          <text:p text:style-name="P26"><draw:frame text:anchor-type="paragraph" draw:z-index="11" draw:name="Shape3" draw:style-name="gr3" draw:text-style-name="P40" svg:width="5.8858in" svg:height="0.8657in" svg:x="0.4898in" svg:y="0.0339in"><draw:text-box><text:p text:style-name="P39"><text:span text:style-name="T30"><text:s/></text:span><text:span text:style-name="T31">public static void main(String [] args){</text:span></text:p><text:p text:style-name="P39"><text:span text:style-name="T30"><text:s text:c="8"/></text:span><text:span text:style-name="T31">System.out.println("your art goes here");</text:span></text:p><text:p text:style-name="P39"><text:span text:style-name="T30"><text:s text:c="4"/></text:span><text:span text:style-name="T31">}</text:span></text:p></draw:text-box></draw:frame></text:p>
        </text:list-header>
        <text:list-item>
          <text:p text:style-name="P27"><text:span text:style-name="T22">C</text:span>heck, compile the class and invoke the main method by right clicking on the class icon</text:p>
        </text:list-item>
        <text:list-item>
          <text:p text:style-name="P26">Use several print statements to create your own art piece.</text:p>
        </text:list-item>
        <text:list-item>
          <text:p text:style-name="P26">Compile the class and invoke the main method by right clicking on the class icon</text:p>
        </text:list-item>
      </text:list>
      <text:p text:style-name="P22"><text:span text:style-name="T1"/></text:p>
      <text:p text:style-name="P9"/>
      <text:p text:style-name="P15"><text:span text:style-name="T21"><text:s text:c="6"/>__________ </text:span></text:p>
      <text:p text:style-name="P15"><text:span text:style-name="T21"><text:s text:c="5"/>/ ______ <text:s/>/ <text:s text:c="2"/>__</text:span></text:p>
      <text:p text:style-name="P15"><text:span text:style-name="T21"><text:s text:c="4"/>/ / <text:s text:c="4"/>/_/ <text:s text:c="2"/>/ /</text:span></text:p>
      <text:p text:style-name="P15"><draw:custom-shape text:anchor-type="paragraph" style:rel-width="40%" style:rel-height="20%" draw:z-index="0" draw:name="Text Box 2" draw:style-name="gr1" draw:text-style-name="P32" svg:width="2.5996in" svg:height="0.3953in" svg:x="3.45in" svg:y="0.1689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Arrow: Left 1" draw:style-name="gr2" draw:text-style-name="P33" svg:width="0.535in" svg:height="0.2713in" svg:x="2.639in" svg:y="0.102in"><text:p/>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0+?f4 -0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0-?f11 "/><draw:equation draw:name="f13" draw:formula="logwidth"/><draw:equation draw:name="f14" draw:formula="logheight"/><draw:handle draw:handle-position="?f13 ?f8" draw:handle-range-y-maximum="100000" draw:handle-range-y-minimum="0"/><draw:handle draw:handle-position="?f5 0" draw:handle-range-x-maximum="?f1" draw:handle-range-x-minimum="0"/></draw:enhanced-geometry></draw:custom-shape><draw:frame draw:style-name="fr2" draw:name="Frame1" text:anchor-type="paragraph" svg:x="3.45in" svg:y="0.0902in" svg:width="2.6008in" draw:z-index="2"><draw:text-box fo:min-height="0in"><text:p text:style-name="P31">This is an example of <text:span text:style-name="T26">ASCII</text:span> art</text:p></draw:text-box></draw:frame><text:span text:style-name="T21"><text:s text:c="3"/>/ / <text:s/>_____ <text:s text:c="3"/>/ /</text:span></text:p>
      <text:p text:style-name="P15"><text:span text:style-name="T21"><text:s text:c="2"/>/ / <text:s/>/_ <text:s/>_ | <text:s/>/ / <text:s/></text:span></text:p>
      <text:p text:style-name="P15"><text:span text:style-name="T21"><text:s/>/ /____/ /| | / /</text:span></text:p>
      <text:p text:style-name="P15"><text:span text:style-name="T21">/________/ | |/ /</text:span></text:p>
      <text:p text:style-name="P15"><text:span text:style-name="T21"><text:s text:c="11"/>|___/</text:span></text:p>
      <text:p text:style-name="P4"/>
      <text:p text:style-name="P9"><text:span text:style-name="T24">Important note:</text:span> <text:s/>To print a backslash (\) or a double quote in java you have to use an escape character.</text:p>
      <text:p text:style-name="P9"/>
      <text:p text:style-name="P9"><text:span text:style-name="T7">Escape</text:span><text:span text:style-name="T8"> characters (also called </text:span><text:span text:style-name="T7">escape sequences</text:span><text:span text:style-name="T8"> or </text:span><text:span text:style-name="T7">escape</text:span><text:span text:style-name="T8"> codes) in general are used to signal an alternative interpretation of a series of characters. In </text:span><text:span text:style-name="T7">Java</text:span><text:span text:style-name="T8">, a </text:span><text:span text:style-name="T7">character</text:span><text:span text:style-name="T8"> preceded by a backslash (\) is an </text:span><text:span text:style-name="T7">escape sequence</text:span><text:span text:style-name="T8"> and has special meaning to the </text:span><text:span text:style-name="T7">java</text:span><text:span text:style-name="T8"> compiler. </text:span></text:p>
      <text:p text:style-name="P9"><text:span text:style-name="T6"/></text:p>
      <text:p text:style-name="P9"><text:span text:style-name="T6"/></text:p>
      <text:p text:style-name="P9"><text:soft-page-break/><text:span text:style-name="T6"/></text:p>
      <text:p text:style-name="P2"/>
      <text:p text:style-name="P9"><text:span text:style-name="T10">Important Note:</text:span><text:span text:style-name="T9"> </text:span></text:p>
      <text:p text:style-name="P2"/>
      <text:p text:style-name="P12"><text:span text:style-name="T8">To print a backslash (\) you need to use two backslashes:</text:span></text:p>
      <text:p text:style-name="P12"><text:span text:style-name="T8"/></text:p>
      <text:p text:style-name="P12"><draw:frame text:anchor-type="paragraph" draw:z-index="12" draw:name="Shape4" draw:style-name="gr5" draw:text-style-name="P36" svg:width="7.063in" svg:height="0.2894in" svg:x="-0.0102in" svg:y="0.0681in"><draw:text-box><text:p text:style-name="P41"><text:span text:style-name="T29">System.out.println("\\");</text:span></text:p></draw:text-box></draw:frame></text:p>
      <text:p text:style-name="P12"><text:span text:style-name="T8">To print a double quote (</text:span><text:span text:style-name="T21">"</text:span><text:span text:style-name="T8">) you need to use a backslash before the double quote <text:s/>- </text:span></text:p>
      <text:p text:style-name="P12"><text:span text:style-name="T8"/></text:p>
      <text:p text:style-name="P12"><draw:frame text:anchor-type="paragraph" draw:z-index="13" draw:name="Shape5" draw:style-name="gr6" draw:text-style-name="P36" svg:width="6.9169in" svg:height="0.2894in" svg:x="0.0209in" svg:y="0.0866in"><draw:text-box><text:p text:style-name="P41"><text:span text:style-name="T29">System.out.println("\"");</text:span></text:p></draw:text-box></draw:frame><text:span text:style-name="T11"/></text:p>
      <text:p text:style-name="P12"/>
      <text:p text:style-name="P7"/>
      <text:p text:style-name="P9"><text:span text:style-name="T13">Lab Activity #4 – </text:span><text:span text:style-name="T16">Continue with Partner but Switch to Other Partners Account</text:span></text:p>
      <text:p text:style-name="P9"><text:span text:style-name="T20"/></text:p>
      <text:p text:style-name="P9">Quit BlueJ and log out of your account. <text:s/>Repeat Activity #3, creating a new art piece, with the second partner’s account.</text:p>
      <text:p text:style-name="P7"/>
      <text:p text:style-name="P7"/>
      <text:p text:style-name="P9"><text:span text:style-name="T13">Grading Criteria <text:s text:c="2"/></text:span></text:p>
      <text:p text:style-name="P9"><text:span text:style-name="T20"/></text:p>
      <text:p text:style-name="P9">This lab is worth a possible 10 points. <text:s text:c="2"/></text:p>
      <text:list xml:id="list3999964087" text:style-name="WWNum15">
        <text:list-item>
          <text:p text:style-name="P28">Show your instructor or lab assistant the program that displays your art piece.</text:p>
        </text:list-item>
        <text:list-item>
          <text:p text:style-name="P28">Turn in page 2 with Activity #2 and your nam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FreeMono" svg:font-family="FreeMono" style:font-family-generic="modern" style:font-pitch="fixed"/>
    <style:font-face style:name="C059" svg:font-family="C059" style:font-pitch="variable"/>
    <style:font-face style:name="Comfortaa" svg:font-family="Comfortaa" style:font-pitch="variable"/>
    <style:font-face style:name="Courier New2" svg:font-family="'Courier New'" style:font-pitch="variable"/>
    <style:font-face style:name="Khmer OS" svg:font-family="'Khmer OS'" style:font-pitch="variable"/>
    <style:font-face style:name="Caladea" svg:font-family="Caladea" style:font-family-generic="roman" style:font-pitch="variable"/>
    <style:font-face style:name="Caladea1" svg:font-family="Caladea, Cambria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ource Han Sans CN Light" svg:font-family="'Source Han Sans CN Light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1" style:font-size-asian="10pt" style:language-asian="en" style:country-asian="US" style:font-name-complex="F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1" style:font-size-asian="10pt" style:language-asian="en" style:country-asian="U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2" style:family="paragraph" style:parent-style-name="Footer">
      <style:paragraph-properties fo:padding="0in" fo:border="none"/>
    </style:style>
    <style:style style:name="MT1" style:family="text"/>
    <style:style style:name="MT2" style:family="text">
      <style:text-properties fo:font-style="italic" style:font-style-asian="italic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2" text:anchor-type="paragraph" svg:y="0.0008in" draw:z-index="8"><draw:text-box fo:min-height="0in" fo:min-width="0.0161in"><text:p text:style-name="MP2"><text:span text:style-name="page_20_number">Page </text:span><text:span text:style-name="page_20_number"><text:page-number text:select-page="current">6</text:page-number></text:span><text:span text:style-name="page_20_number"><text:s/>of </text:span><text:span text:style-name="page_20_number"><text:page-count>6</text:page-count></text:span></text:p></draw:text-box></draw:frame><text:span text:style-name="MT2"><text:s/>CIS 162 Lab Assignment 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Grissom</meta:initial-creator>
    <meta:editing-cycles>3</meta:editing-cycles>
    <meta:print-date>2018-01-11T16:24:00</meta:print-date>
    <meta:creation-date>2018-05-08T00:36:00</meta:creation-date>
    <dc:date>2018-05-07T22:14:22.966969030</dc:date>
    <meta:editing-duration>PT8M28S</meta:editing-duration>
    <meta:generator>LibreOffice/6.0.3.2$Linux_X86_64 LibreOffice_project/00$Build-2</meta:generator>
    <meta:document-statistic meta:table-count="0" meta:image-count="0" meta:object-count="0" meta:page-count="6" meta:paragraph-count="66" meta:word-count="861" meta:character-count="4766" meta:non-whitespace-character-count="3889"/>
    <meta:user-defined meta:name="AppVersion">15.0000</meta:user-defined>
    <meta:user-defined meta:name="Company">Grand Valley Stat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